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53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none" style:country-asian="none" style:font-name-asian="Courier New" style:font-size-asian="12pt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1mm" svg:height="89.99mm" svg:x="184.75mm" svg:y="20.75mm">
            <loext:p draw:notify-on-update-of-ranges="Hoja1.A2:Hoja1.A14 Hoja1.B1:Hoja1.B1 Hoja1.B2:Hoja1.B14 Hoja1.A2:Hoja1.A14 Hoja1.C1:Hoja1.C1 Hoja1.C2:Hoja1.C14 Hoja1.A2:Hoja1.A14 Hoja1.D1:Hoja1.D1 Hoja1.D2:Hoja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1">)</text:span></text:p>
            <text:p>2 threads/cores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2 threads/cores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289167" calcext:value-type="float">
            <text:p>0,000289167</text:p>
          </table:table-cell>
          <table:table-cell table:number-columns-repeated="2" office:value-type="float" office:value="0.0009765625" calcext:value-type="float">
            <text:p>0,0009765625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314029" calcext:value-type="float">
            <text:p>0,000314029</text:p>
          </table:table-cell>
          <table:table-cell table:number-columns-repeated="2" table:style-name="ce7" office:value-type="float" office:value="0.001953125" calcext:value-type="float">
            <text:p>0,001953125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0433455" calcext:value-type="float">
            <text:p>0,000433455</text:p>
          </table:table-cell>
          <table:table-cell table:number-columns-repeated="2" office:value-type="float" office:value="0.0009765625" calcext:value-type="float">
            <text:p>0,0009765625</text:p>
          </table:table-cell>
        </table:table-row>
        <table:table-row table:style-name="ro2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65407" calcext:value-type="float">
            <text:p>0,00065407</text:p>
          </table:table-cell>
          <table:table-cell table:number-columns-repeated="2" table:style-name="ce7" office:value-type="float" office:value="0.001953125" calcext:value-type="float">
            <text:p>0,001953125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2506067" calcext:value-type="float">
            <text:p>0,002506067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0048828125" calcext:value-type="float">
            <text:p>0,0048828125</text:p>
          </table:table-cell>
        </table:table-row>
        <table:table-row table:style-name="ro2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2679967" calcext:value-type="float">
            <text:p>0,002679967</text:p>
          </table:table-cell>
          <table:table-cell table:style-name="ce7" office:value-type="float" office:value="0.0029296875" calcext:value-type="float">
            <text:p>0,0029296875</text:p>
          </table:table-cell>
          <table:table-cell table:style-name="ce7" office:value-type="float" office:value="0.00390625" calcext:value-type="float">
            <text:p>0,00390625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05280129" calcext:value-type="float">
            <text:p>0,005280129</text:p>
          </table:table-cell>
          <table:table-cell office:value-type="float" office:value="0.0087890625" calcext:value-type="float">
            <text:p>0,0087890625</text:p>
          </table:table-cell>
          <table:table-cell office:value-type="float" office:value="0.0048828125" calcext:value-type="float">
            <text:p>0,0048828125</text:p>
          </table:table-cell>
        </table:table-row>
        <table:table-row table:style-name="ro2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3822755" calcext:value-type="float">
            <text:p>0,013822755</text:p>
          </table:table-cell>
          <table:table-cell table:style-name="ce7" office:value-type="float" office:value="0.0107421875" calcext:value-type="float">
            <text:p>0,0107421875</text:p>
          </table:table-cell>
          <table:table-cell table:style-name="ce7" office:value-type="float" office:value="0.009765625" calcext:value-type="float">
            <text:p>0,009765625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025015979" calcext:value-type="float">
            <text:p>0,025015979</text:p>
          </table:table-cell>
          <table:table-cell office:value-type="float" office:value="0.0244140625" calcext:value-type="float">
            <text:p>0,0244140625</text:p>
          </table:table-cell>
          <table:table-cell office:value-type="float" office:value="0.0205078125" calcext:value-type="float">
            <text:p>0,0205078125</text:p>
          </table:table-cell>
        </table:table-row>
        <table:table-row table:style-name="ro2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43459956" calcext:value-type="float">
            <text:p>0,043459956</text:p>
          </table:table-cell>
          <table:table-cell table:number-columns-repeated="2" table:style-name="ce7" office:value-type="float" office:value="0.04296875" calcext:value-type="float">
            <text:p>0,04296875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088387172" calcext:value-type="float">
            <text:p>0,088387172</text:p>
          </table:table-cell>
          <table:table-cell office:value-type="float" office:value="0.0830078125" calcext:value-type="float">
            <text:p>0,0830078125</text:p>
          </table:table-cell>
          <table:table-cell office:value-type="float" office:value="0.08203125" calcext:value-type="float">
            <text:p>0,08203125</text:p>
          </table:table-cell>
        </table:table-row>
        <table:table-row table:style-name="ro2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99953115" calcext:value-type="float">
            <text:p>0,199953115</text:p>
          </table:table-cell>
          <table:table-cell table:style-name="ce7" office:value-type="float" office:value="0.1630859375" calcext:value-type="float">
            <text:p>0,1630859375</text:p>
          </table:table-cell>
          <table:table-cell table:style-name="ce7" office:value-type="float" office:value="0.1591796875" calcext:value-type="float">
            <text:p>0,1591796875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179545564" calcext:value-type="float">
            <text:p>0,179545564</text:p>
          </table:table-cell>
          <table:table-cell table:style-name="ce8" office:value-type="float" office:value="0.1611328125" calcext:value-type="float">
            <text:p>0,1611328125</text:p>
          </table:table-cell>
          <table:table-cell table:style-name="ce8" office:value-type="float" office:value="0.1591796875" calcext:value-type="float">
            <text:p>0,1591796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9:16:25.7419379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7:45:07.519930388</meta:creation-date>
    <dc:date>2018-03-28T19:16:36.346101179</dc:date>
    <meta:editing-duration>PT27M12S</meta:editing-duration>
    <meta:editing-cycles>11</meta:editing-cycles>
    <meta:generator>LibreOffice/5.1.6.2$Linux_X86_64 LibreOffice_project/1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scatter" chart:style-name="ch1">
        <chart:legend chart:legend-position="end" svg:x="10.275cm" svg:y="3.107cm" style:legend-expansion="high" chart:style-name="ch2"/>
        <chart:plot-area chart:style-name="ch3" table:cell-range-address="Hoja1.A2:Hoja1.D14 Hoja1.B1:Hoja1.D1" chart:data-source-has-labels="row" svg:x="0.32cm" svg:y="0.18cm" svg:width="9.635cm" svg:height="8.64cm">
          <chartooo:coordinate-region svg:x="1.603cm" svg:y="0.379cm" svg:width="7.5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4" chart:label-cell-address="Hoja1.B1:Hoja1.B1" chart:class="chart:scatter">
            <chart:domain table:cell-range-address="Hoja1.A2:Hoja1.A14"/>
            <chart:data-point chart:repeated="13"/>
          </chart:series>
          <chart:series chart:style-name="ch7" chart:values-cell-range-address="Hoja1.C2:Hoja1.C14" chart:label-cell-address="Hoja1.C1:Hoja1.C1" chart:class="chart:scatter">
            <chart:data-point chart:repeated="13"/>
          </chart:series>
          <chart:series chart:style-name="ch8" chart:values-cell-range-address="Hoja1.D2:Hoja1.D14" chart:label-cell-address="Hoja1.D1:Hoja1.D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. secuencial vect. Globales
1 thread/core</text:p>
                <draw:g>
                  <svg:desc>Hoja1.B1:Hoja1.B1</svg:desc>
                </draw:g>
              </table:table-cell>
              <table:table-cell office:value-type="string">
                <text:p>T. paralelo (versión for)
2 threads/cores</text:p>
                <draw:g>
                  <svg:desc>Hoja1.C1:Hoja1.C1</svg:desc>
                </draw:g>
              </table:table-cell>
              <table:table-cell office:value-type="string">
                <text:p>T. paralelo (versión sections)
2 threads/core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2:Hoja1.A14</svg:desc>
                </draw:g>
              </table:table-cell>
              <table:table-cell office:value-type="float" office:value="0.000289167">
                <text:p>0.000289167</text:p>
                <draw:g>
                  <svg:desc>Hoja1.B2:Hoja1.B14</svg:desc>
                </draw:g>
              </table:table-cell>
              <table:table-cell office:value-type="float" office:value="0.0009765625">
                <text:p>0.0009765625</text:p>
                <draw:g>
                  <svg:desc>Hoja1.C2:Hoja1.C14</svg:desc>
                </draw:g>
              </table:table-cell>
              <table:table-cell office:value-type="float" office:value="0.0009765625">
                <text:p>0.0009765625</text:p>
                <draw:g>
                  <svg:desc>Hoja1.D2:Hoja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314029">
                <text:p>0.000314029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433455">
                <text:p>0.000433455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65407">
                <text:p>0.00065407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2506067">
                <text:p>0.002506067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2679967">
                <text:p>0.002679967</text:p>
              </table:table-cell>
              <table:table-cell office:value-type="float" office:value="0.0029296875">
                <text:p>0.0029296875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5280129">
                <text:p>0.005280129</text:p>
              </table:table-cell>
              <table:table-cell office:value-type="float" office:value="0.0087890625">
                <text:p>0.0087890625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3822755">
                <text:p>0.013822755</text:p>
              </table:table-cell>
              <table:table-cell office:value-type="float" office:value="0.0107421875">
                <text:p>0.010742187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25015979">
                <text:p>0.025015979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0.0205078125">
                <text:p>0.02050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43459956">
                <text:p>0.043459956</text:p>
              </table:table-cell>
              <table:table-cell office:value-type="float" office:value="0.04296875">
                <text:p>0.04296875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88387172">
                <text:p>0.088387172</text:p>
              </table:table-cell>
              <table:table-cell office:value-type="float" office:value="0.0830078125">
                <text:p>0.0830078125</text:p>
              </table:table-cell>
              <table:table-cell office:value-type="float" office:value="0.08203125">
                <text:p>0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99953115">
                <text:p>0.199953115</text:p>
              </table:table-cell>
              <table:table-cell office:value-type="float" office:value="0.1630859375">
                <text:p>0.1630859375</text:p>
              </table:table-cell>
              <table:table-cell office:value-type="float" office:value="0.1591796875">
                <text:p>0.159179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179545564">
                <text:p>0.179545564</text:p>
              </table:table-cell>
              <table:table-cell office:value-type="float" office:value="0.1611328125">
                <text:p>0.1611328125</text:p>
              </table:table-cell>
              <table:table-cell office:value-type="float" office:value="0.1591796875">
                <text:p>0.159179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